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8.75cm" fo:min-width="7.9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4.25cm" fo:min-width="6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0.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95cm" fo:min-width="7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8.75cm" fo:min-width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.7cm" svg:height="1cm" svg:x="0cm" svg:y="20cm">
          <text:p text:style-name="P1">Footer (Credits, Version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9.7cm" svg:height="1cm" svg:x="0cm" svg:y="0cm">
          <text:p text:style-name="P1">PyPS | Python Physics Simulator (+ boutons croix et réduir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cm" svg:height="19cm" svg:x="0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1cm" svg:x="0.7cm" svg:y="18.4cm">
          <text:p text:style-name="P1">Histoire - Crédi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1cm" svg:x="0.7cm" svg:y="16.7cm">
          <text:p text:style-name="P1">Optio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cm" svg:height="14.5cm" svg:x="0.7cm" svg:y="1.6cm">
          <text:p text:style-name="P1">Choisissez une simulation</text:p>
          <text:p text:style-name="P1">/</text:p>
          <text:p text:style-name="P1">Boite à outil simul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8cm" svg:x="26.4cm" svg:y="19.1cm">
          <text:p text:style-name="P1">PyP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7.7cm" svg:height="7.2cm" svg:x="9.5cm" svg:y="2.7cm">
          <text:p text:style-name="P1">Simulation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cm" svg:height="7.2cm" svg:x="19.8cm" svg:y="2.7cm">
          <text:p text:style-name="P1">Simulation 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cm" svg:height="7.2cm" svg:x="19.7cm" svg:y="11.2cm">
          <text:p text:style-name="P1">So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cm" svg:height="7.2cm" svg:x="9.5cm" svg:y="11.2cm">
          <text:p text:style-name="P1">Simulation 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9cm" svg:x="28.7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48:30.861479520</meta:creation-date>
    <meta:generator>LibreOffice/6.4.7.2$Linux_X86_64 LibreOffice_project/40$Build-2</meta:generator>
    <dc:date>2021-11-22T14:28:49.243943752</dc:date>
    <meta:editing-duration>PT13M28S</meta:editing-duration>
    <meta:editing-cycles>3</meta:editing-cycles>
    <meta:document-statistic meta:object-count="12"/>
  </office:meta>
</office:document-meta>
</file>